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isease Outbreak Early Warning &amp; Awareness System</text:h>
      <text:h text:style-name="Heading_20_2" text:outline-level="2">Slide 1: Title Slide</text:h>
      <text:p text:style-name="Text_20_body"><text:span text:style-name="Strong_20_Emphasis">Project Name:</text:span> Disease Outbreak Early Warning &amp; Awareness System</text:p>
      <text:p text:style-name="Text_20_body"><text:span text:style-name="Strong_20_Emphasis">Event:</text:span> Hackathon Name</text:p>
      <text:p text:style-name="Text_20_body"><text:span text:style-name="Strong_20_Emphasis">Team:</text:span> [Your Team Name]</text:p>
      <text:p text:style-name="Text_20_body"><text:span text:style-name="Strong_20_Emphasis">Tagline:</text:span> Predicting Typhoid Outbreaks with Data: Saving Lives Before They're at Risk.</text:p>
      <text:h text:style-name="Heading_20_2" text:outline-level="2">Slide 2: The Problem Statement</text:h>
      <text:list text:style-name="L1">
        <text:list-item>
          <text:p text:style-name="P1"><text:span text:style-name="Strong_20_Emphasis">The Silent Threat:</text:span> Typhoid outbreaks often grow undetected in communities, especially those with limited healthcare access. By the time an outbreak is declared, significant transmission has already occurred.</text:p>
        </text:list-item>
        <text:list-item>
          <text:p text:style-name="P1"><text:span text:style-name="Strong_20_Emphasis">Reactive vs. Proactive:</text:span> Current public health systems are often reactive. Authorities respond to reported cases, not to the underlying environmental and social risks that cause them.</text:p>
        </text:list-item>
        <text:list-item>
          <text:p text:style-name="P1"><text:span text:style-name="Strong_20_Emphasis">Information Gap:</text:span> There is a lack of a centralized system that monitors environmental, clinical, and social data to predict infection risk in real-time.</text:p>
        </text:list-item>
      </text:list>
      <text:h text:style-name="Heading_20_2" text:outline-level="2">Slide 3: Our Objective</text:h>
      <text:list text:style-name="L2">
        <text:list-item>
          <text:p text:style-name="P2"><text:span text:style-name="Strong_20_Emphasis">Early Warning System:</text:span> To develop a data-driven model that predicts the probability of a typhoid outbreak in a specific location.</text:p>
        </text:list-item>
        <text:list-item>
          <text:p text:style-name="P2"><text:span text:style-name="Strong_20_Emphasis">Identify High-Risk Groups:</text:span> To use data analysis to pinpoint the demographics, behaviors, and environmental conditions most associated with infection.</text:p>
        </text:list-item>
        <text:list-item>
          <text:p text:style-name="P2"><text:span text:style-name="Strong_20_Emphasis">Enable Proactive Measures:</text:span> To provide local authorities with actionable insights to launch targeted awareness campaigns, sanitation drives, and vaccination clinics <text:span text:style-name="Emphasis">before</text:span> an outbreak peaks.</text:p>
        </text:list-item>
      </text:list>
      <text:h text:style-name="Heading_20_2" text:outline-level="2">Slide 4: Dataset Overview</text:h>
      <text:list text:style-name="L3">
        <text:list-item>
          <text:p text:style-name="P3"><text:span text:style-name="Strong_20_Emphasis">Source:</text:span> Kaggle Clinical and Environmental Data for Typhoid</text:p>
        </text:list-item>
        <text:list-item>
          <text:p text:style-name="P3"><text:span text:style-name="Strong_20_Emphasis">Key Feature Categories:</text:span></text:p>
          <text:list>
            <text:list-item>
              <text:p text:style-name="P3"><text:span text:style-name="Strong_20_Emphasis">Demographics:</text:span> Age, Gender, Location, Socioeconomic Status</text:p>
            </text:list-item>
            <text:list-item>
              <text:p text:style-name="P3"><text:span text:style-name="Strong_20_Emphasis">Environmental &amp; Lifestyle:</text:span> Water Source Type, Sanitation Facilities, Hand Hygiene</text:p>
            </text:list-item>
            <text:list-item>
              <text:p text:style-name="P3"><text:soft-page-break/><text:span text:style-name="Strong_20_Emphasis">Clinical &amp; Lab Results:</text:span> Fever Duration, White Blood Cell Count, Blood Culture Result</text:p>
            </text:list-item>
            <text:list-item>
              <text:p text:style-name="P3"><text:span text:style-name="Strong_20_Emphasis">Target Variable:</text:span> <text:span text:style-name="Source_20_Text">Typhoid Status</text:span> (Positive/Negative)</text:p>
            </text:list-item>
          </text:list>
        </text:list-item>
      </text:list>
      <text:h text:style-name="Heading_20_2" text:outline-level="2">Slide 5: What is Typhoid? A Quick Refresher</text:h>
      <text:list text:style-name="L4">
        <text:list-item>
          <text:p text:style-name="P4"><text:span text:style-name="Strong_20_Emphasis">Cause:</text:span> Bacterial infection (<text:span text:style-name="Emphasis">Salmonella</text:span> Typhi).</text:p>
        </text:list-item>
        <text:list-item>
          <text:p text:style-name="P4"><text:span text:style-name="Strong_20_Emphasis">Transmission:</text:span> Spreads through contaminated food and water (fecal-oral route).</text:p>
        </text:list-item>
        <text:list-item>
          <text:p text:style-name="P4"><text:span text:style-name="Strong_20_Emphasis">Key Symptoms:</text:span> Sustained high fever, weakness, stomach pain, headache.</text:p>
        </text:list-item>
        <text:list-item>
          <text:p text:style-name="P4"><text:span text:style-name="Strong_20_Emphasis">High-Risk Factors:</text:span> Unsafe water, poor sanitation, inadequate hand hygiene.</text:p>
        </text:list-item>
        <text:list-item>
          <text:p text:style-name="P4"><text:span text:style-name="Strong_20_Emphasis">Solution:</text:span> Preventable through vaccination and improved hygiene; treatable with antibiotics.</text:p>
        </text:list-item>
      </text:list>
      <text:h text:style-name="Heading_20_2" text:outline-level="2">Slide 6: Our Methodology</text:h>
      <text:list text:style-name="L5">
        <text:list-item>
          <text:p text:style-name="P5"><text:span text:style-name="Strong_20_Emphasis">Data Cleaning &amp; Preprocessing:</text:span> Handled missing values, encoded categorical variables, and created new features like 'Age Brackets'.</text:p>
        </text:list-item>
        <text:list-item>
          <text:p text:style-name="P5"><text:span text:style-name="Strong_20_Emphasis">Exploratory Data Analysis (EDA):</text:span> Investigated relationships between variables using statistical summaries and powerful visualizations.</text:p>
        </text:list-item>
        <text:list-item>
          <text:p text:style-name="P5"><text:span text:style-name="Strong_20_Emphasis">Insight Generation:</text:span> Identified key patterns and correlations from EDA to understand risk factors and patient profiles.</text:p>
        </text:list-item>
        <text:list-item>
          <text:p text:style-name="P5"><text:span text:style-name="Strong_20_Emphasis">Predictive Modeling (Future Work):</text:span> Plan to build a classification model (e.g., Logistic Regression, Random Forest) to predict <text:span text:style-name="Source_20_Text">Typhoid Status</text:span>.</text:p>
        </text:list-item>
        <text:list-item>
          <text:p text:style-name="P5"><text:span text:style-name="Strong_20_Emphasis">Dashboarding:</text:span> Designed a mockup for an interactive dashboard to display insights and alerts for public health officials.</text:p>
        </text:list-item>
      </text:list>
      <text:h text:style-name="Heading_20_2" text:outline-level="2">Slide 7: Feature Importance: What Predicts Typhoid?</text:h>
      <text:list text:style-name="L6">
        <text:list-item>
          <text:p text:style-name="P6"><text:span text:style-name="Strong_20_Emphasis">Critical Environmental Factors:</text:span></text:p>
          <text:list>
            <text:list-item>
              <text:p text:style-name="P6"><text:span text:style-name="Source_20_Text">Water Source Type</text:span>: Using 'Well' or 'River' water shows a strong correlation with positive cases.</text:p>
            </text:list-item>
            <text:list-item>
              <text:p text:style-name="P6"><text:span text:style-name="Source_20_Text">Sanitation Facilities</text:span>: Lack of 'Proper Toilets' is a major predictor.</text:p>
            </text:list-item>
          </text:list>
        </text:list-item>
        <text:list-item>
          <text:p text:style-name="P6"><text:span text:style-name="Strong_20_Emphasis">Key Clinical Indicators:</text:span></text:p>
          <text:list>
            <text:list-item>
              <text:p text:style-name="P6"><text:span text:style-name="Source_20_Text">Fever Duration</text:span>: A duration of more than 7 days is a strong signal.</text:p>
            </text:list-item>
            <text:list-item>
              <text:p text:style-name="P6"><text:span text:style-name="Source_20_Text">Blood Culture Result</text:span>: The most definitive diagnostic feature in the dataset.</text:p>
            </text:list-item>
          </text:list>
        </text:list-item>
        <text:list-item>
          <text:p text:style-name="P6"><text:span text:style-name="Strong_20_Emphasis">Lifestyle Choices:</text:span></text:p>
          <text:list>
            <text:list-item>
              <text:p text:style-name="P6"><text:soft-page-break/><text:span text:style-name="Source_20_Text">Consumption of Street Food</text:span>: 'Frequent' consumption is linked to higher infection rates.</text:p>
            </text:list-item>
          </text:list>
        </text:list-item>
      </text:list>
      <text:h text:style-name="Heading_20_2" text:outline-level="2">Slide 8: Key Insights from Our Analysis 🔍</text:h>
      <text:list text:style-name="L7">
        <text:list-item>
          <text:p text:style-name="P7"><text:span text:style-name="Strong_20_Emphasis">Insight 1: Prolonged Fever is a Universal Symptom</text:span></text:p>
          <text:list>
            <text:list-item>
              <text:p text:style-name="P7">A fever lasting <text:span text:style-name="Strong_20_Emphasis">10-11 days</text:span> is a consistent indicator of Typhoid, regardless of patient age or the specific type of Typhoid.</text:p>
            </text:list-item>
            <text:list-item>
              <text:p text:style-name="P7"><text:span text:style-name="Strong_20_Emphasis">(Insert your "Average Fever Duration by Age Bracket" chart here)</text:span></text:p>
            </text:list-item>
          </text:list>
        </text:list-item>
        <text:list-item>
          <text:p text:style-name="P7"><text:span text:style-name="Strong_20_Emphasis">Insight 2: Environmental Link is Clear</text:span></text:p>
          <text:list>
            <text:list-item>
              <text:p text:style-name="P7">A high percentage of positive cases are linked to unsafe water sources and poor sanitation.</text:p>
            </text:list-item>
            <text:list-item>
              <text:p text:style-name="P7"><text:span text:style-name="Strong_20_Emphasis">(Placeholder for "Water Source vs. Typhoid Status" countplot)</text:span></text:p>
            </text:list-item>
          </text:list>
        </text:list-item>
        <text:list-item>
          <text:p text:style-name="P7"><text:span text:style-name="Strong_20_Emphasis">Insight 3: Youth are More Vulnerable</text:span></text:p>
          <text:list>
            <text:list-item>
              <text:p text:style-name="P7">Our analysis indicates the highest incidence is in the <text:span text:style-name="Strong_20_Emphasis">11-20 year</text:span> age bracket.</text:p>
            </text:list-item>
            <text:list-item>
              <text:p text:style-name="P7"><text:span text:style-name="Strong_20_Emphasis">(Placeholder for "Age Distribution by Typhoid Status" histogram)</text:span></text:p>
            </text:list-item>
          </text:list>
        </text:list-item>
      </text:list>
      <text:h text:style-name="Heading_20_2" text:outline-level="2">Slide 9: Dashboard Mockup</text:h>
      <text:p text:style-name="Text_20_body"><text:span text:style-name="Strong_20_Emphasis">(This slide would feature a visual mockup of your proposed dashboard)</text:span></text:p>
      <text:list text:style-name="L8">
        <text:list-item>
          <text:p text:style-name="P8"><text:span text:style-name="Strong_20_Emphasis">Main Components:</text:span></text:p>
          <text:list>
            <text:list-item>
              <text:p text:style-name="P8"><text:span text:style-name="Strong_20_Emphasis">Risk Map:</text:span> A map highlighting locations with a high predicted risk of an outbreak.</text:p>
            </text:list-item>
            <text:list-item>
              <text:p text:style-name="P8"><text:span text:style-name="Strong_20_Emphasis">Key Metrics:</text:span> Real-time counters for 'Predicted Positive Cases', 'High-Risk Water Sources', 'Population at Risk'.</text:p>
            </text:list-item>
            <text:list-item>
              <text:p text:style-name="P8"><text:span text:style-name="Strong_20_Emphasis">Trend Analysis:</text:span> Interactive charts showing symptom trends (e.g., average fever duration over time).</text:p>
            </text:list-item>
            <text:list-item>
              <text:p text:style-name="P8"><text:span text:style-name="Strong_20_Emphasis">Alert System:</text:span> An automated alert log (<text:span text:style-name="Source_20_Text">Alert: High probability of outbreak detected in 'Location X'</text:span>).</text:p>
            </text:list-item>
          </text:list>
        </text:list-item>
      </text:list>
      <text:h text:style-name="Heading_20_2" text:outline-level="2">Slide 10: Proposed Tech Stack 💻</text:h>
      <text:list text:style-name="L9">
        <text:list-item>
          <text:p text:style-name="P9"><text:span text:style-name="Strong_20_Emphasis">Data Analysis &amp; ML:</text:span> Python (Pandas, NumPy, Scikit-learn)</text:p>
        </text:list-item>
        <text:list-item>
          <text:p text:style-name="P9"><text:span text:style-name="Strong_20_Emphasis">Visualization:</text:span> Seaborn, Matplotlib</text:p>
        </text:list-item>
        <text:list-item>
          <text:p text:style-name="P9"><text:span text:style-name="Strong_20_Emphasis">Web Framework / Dashboard:</text:span> Streamlit or Dash</text:p>
        </text:list-item>
        <text:list-item>
          <text:p text:style-name="P9"><text:span text:style-name="Strong_20_Emphasis">Database:</text:span> PostgreSQL (for scalable data storage)</text:p>
        </text:list-item>
        <text:list-item>
          <text:p text:style-name="P9"><text:soft-page-break/><text:span text:style-name="Strong_20_Emphasis">Deployment:</text:span> Docker, AWS/GCP</text:p>
        </text:list-item>
      </text:list>
      <text:h text:style-name="Heading_20_2" text:outline-level="2">Slide 11: Impact &amp; Social Good</text:h>
      <text:list text:style-name="L10">
        <text:list-item>
          <text:p text:style-name="P10"><text:span text:style-name="Strong_20_Emphasis">Early Detection:</text:span> Shifts the response from reactive to proactive, saving crucial time and resources.</text:p>
        </text:list-item>
        <text:list-item>
          <text:p text:style-name="P10"><text:span text:style-name="Strong_20_Emphasis">Targeted Interventions:</text:span> Allows health authorities to focus awareness campaigns, sanitation checks, and mobile clinics on the most vulnerable areas.</text:p>
        </text:list-item>
        <text:list-item>
          <text:p text:style-name="P10"><text:span text:style-name="Strong_20_Emphasis">Resource Optimization:</text:span> Helps in planning the allocation of medical supplies, vaccines, and personnel more effectively.</text:p>
        </text:list-item>
        <text:list-item>
          <text:p text:style-name="P10"><text:span text:style-name="Strong_20_Emphasis">Community Empowerment:</text:span> Provides clear, data-backed information to communities, encouraging preventative behaviors.</text:p>
        </text:list-item>
      </text:list>
      <text:h text:style-name="Heading_20_2" text:outline-level="2">Slide 12: Future Work &amp; Next Steps</text:h>
      <text:list text:style-name="L11">
        <text:list-item>
          <text:p text:style-name="P11"><text:span text:style-name="Strong_20_Emphasis">Build the Predictive Model:</text:span> Develop and validate a machine learning model with high accuracy.</text:p>
        </text:list-item>
        <text:list-item>
          <text:p text:style-name="P11"><text:span text:style-name="Strong_20_Emphasis">Real-time Data Integration:</text:span> Integrate with local health clinics and weather APIs for live data feeds.</text:p>
        </text:list-item>
        <text:list-item>
          <text:p text:style-name="P11"><text:span text:style-name="Strong_20_Emphasis">Expand Scope:</text:span> Adapt the system to monitor other water-borne diseases like Cholera and Dysentery.</text:p>
        </text:list-item>
        <text:list-item>
          <text:p text:style-name="P11"><text:span text:style-name="Strong_20_Emphasis">Community Alert System:</text:span> Develop an SMS or WhatsApp-based alert system for citizens in high-risk zones.</text:p>
        </text:list-item>
      </text:list>
      <text:h text:style-name="Heading_20_2" text:outline-level="2">Slide 13: Thank You &amp; Q/A</text:h>
      <text:p text:style-name="Text_20_body"><text:span text:style-name="Strong_20_Emphasis">Questions?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7T23:58:51.583679800</meta:creation-date>
    <dc:date>2025-09-07T23:59:02.830560900</dc:date>
    <meta:editing-duration>PT11S</meta:editing-duration>
    <meta:editing-cycles>1</meta:editing-cycles>
    <meta:document-statistic meta:table-count="0" meta:image-count="0" meta:object-count="0" meta:page-count="4" meta:paragraph-count="77" meta:word-count="853" meta:character-count="5705" meta:non-whitespace-character-count="4986"/>
    <meta:generator>LibreOffice/25.8.1.1$Windows_X86_64 LibreOffice_project/54047653041915e595ad4e45cccea684809c77b5</meta:generator>
  </office:meta>
</office:document-meta>
</file>